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ArgumentResolutionException.getMethodParameterMessage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ResolutionException.getMetho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ArgumentResolutionException.MethodArgumentResolutionException( Message &lt; ? &gt; messag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ResolutionException.MethodArgumentResolutionException( Message &lt; ? &gt; message , MethodParameter parameter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ArgumentResolutionException.MethodArgumentResolutionException( Message &lt; ? &gt; message , MethodParameter parameter , String descripti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